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387e" officeooo:paragraph-rsid="000a2b54"/>
    </style:style>
    <style:style style:name="P2" style:family="paragraph" style:parent-style-name="Standard">
      <style:text-properties officeooo:rsid="000aa948" officeooo:paragraph-rsid="000a2b54"/>
    </style:style>
    <style:style style:name="P3" style:family="paragraph" style:parent-style-name="Standard">
      <style:text-properties officeooo:rsid="0007fcc7" officeooo:paragraph-rsid="000a2b54"/>
    </style:style>
    <style:style style:name="P4" style:family="paragraph" style:parent-style-name="Standard">
      <style:text-properties officeooo:rsid="000b13b4" officeooo:paragraph-rsid="000a2b54"/>
    </style:style>
    <style:style style:name="P5" style:family="paragraph" style:parent-style-name="Standard">
      <style:text-properties officeooo:rsid="00091a31" officeooo:paragraph-rsid="000a2b54"/>
    </style:style>
    <style:style style:name="P6" style:family="paragraph" style:parent-style-name="Standard">
      <style:text-properties officeooo:rsid="00091a31" officeooo:paragraph-rsid="00091a31"/>
    </style:style>
    <style:style style:name="P7" style:family="paragraph" style:parent-style-name="Standard">
      <style:text-properties officeooo:rsid="0007fcc7" officeooo:paragraph-rsid="0007fcc7"/>
    </style:style>
    <style:style style:name="P8" style:family="paragraph" style:parent-style-name="Standard">
      <style:text-properties officeooo:rsid="0007387e" officeooo:paragraph-rsid="0007387e"/>
    </style:style>
    <style:style style:name="T1" style:family="text">
      <style:text-properties officeooo:rsid="0007fcc7"/>
    </style:style>
    <style:style style:name="T2" style:family="text">
      <style:text-properties officeooo:rsid="00091a31"/>
    </style:style>
    <style:style style:name="T3" style:family="text">
      <style:text-properties officeooo:rsid="000aa948"/>
    </style:style>
    <style:style style:name="T4" style:family="text">
      <style:text-properties officeooo:rsid="000b1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of fuctional and non fuctonal requirements <text:span text:style-name="T1">for med system </text:span></text:p>
      <text:p text:style-name="P1"/>
      <text:p text:style-name="P1">fuctinal requirements <text:span text:style-name="T1">(F) </text:span>:</text:p>
      <text:p text:style-name="P1">1- users:</text:p>
      <text:p text:style-name="P1">1.1: users should be able to register</text:p>
      <text:p text:style-name="P1">1.2: users should be able to login in with there details <text:span text:style-name="T1">securly </text:span></text:p>
      <text:p text:style-name="P1">1.3: they must be able to book an appointmant </text:p>
      <text:p text:style-name="P1">1.4: must be able to cancel an appoitment <text:span text:style-name="T1">they have bokked</text:span></text:p>
      <text:p text:style-name="P1">1.5: have access to information about the system</text:p>
      <text:p text:style-name="P1">1.6: must be able to change a booking <text:span text:style-name="T1">an appointment they have booked</text:span></text:p>
      <text:p text:style-name="P1">1.7: must be able to veiw bookings <text:span text:style-name="T1">they have </text:span></text:p>
      <text:p text:style-name="P1">1.8: must be able to log out of there account </text:p>
      <text:p text:style-name="P1"/>
      <text:p text:style-name="P1">2 - staff:</text:p>
      <text:p text:style-name="P1">2.1: must be able to log into the system <text:span text:style-name="T1">securely</text:span></text:p>
      <text:p text:style-name="P1">2.2: must be able to register new staff</text:p>
      <text:p text:style-name="P1">2.3: must be able to veiw appointments <text:span text:style-name="T1">they have coming up and its details</text:span></text:p>
      <text:p text:style-name="P1">2.4: must be able to change appoiments <text:span text:style-name="T1">that have been booked</text:span></text:p>
      <text:p text:style-name="P1">2.5: must be able to cancle appoitments if they need too <text:span text:style-name="T1">if they have been booked</text:span></text:p>
      <text:p text:style-name="P1">2.6: must be able to log out of there account <text:span text:style-name="T1">securly </text:span></text:p>
      <text:p text:style-name="P1"/>
      <text:p text:style-name="P2">3-genral :</text:p>
      <text:p text:style-name="P2">3.1: information and navigation of website must be accessible </text:p>
      <text:p text:style-name="P2"/>
      <text:p text:style-name="P1"><text:s/></text:p>
      <text:p text:style-name="P3">non-fuctinal reqirements(NF):</text:p>
      <text:p text:style-name="P3"/>
      <text:p text:style-name="P2">1 – users:</text:p>
      <text:p text:style-name="P4">1.1- have a users and user audit table in the data base </text:p>
      <text:p text:style-name="P4">1.2 – connect to database to be able to retrive and compare to the users password or username</text:p>
      <text:p text:style-name="P4">1.3-<text:span text:style-name="T2"> code must check that passwords are secure </text:span><text:span text:style-name="T3">and meet requirements</text:span><text:span text:style-name="T2"> to ensure user security</text:span></text:p>
      <text:p text:style-name="P4">1.4 – error handling must be done when a user is registering for all details</text:p>
      <text:p text:style-name="P4">1.5- must have security for log in to make sure no melisuse input </text:p>
      <text:p text:style-name="P5"/>
      <text:p text:style-name="P2">2- staff:</text:p>
      <text:p text:style-name="P4">2.1- have a staff and staff audit table in the data base </text:p>
      <text:p text:style-name="P4">2.2 – connect to database to be able to retrive and compare to the staffs password or username</text:p>
      <text:p text:style-name="P4">2.3 – error handling must be done when a staff is registering for all details</text:p>
      <text:p text:style-name="P4">2.4- must have security for log in to make sure no melisuse input </text:p>
      <text:p text:style-name="P2"/>
      <text:p text:style-name="P2"/>
      <text:p text:style-name="P2">3- genral:</text:p>
      <text:p text:style-name="P2"/>
      <text:p text:style-name="P3"><text:span text:style-name="T4">3</text:span>.1: have a <text:span text:style-name="T3">efficent</text:span> <text:span text:style-name="T3">relational </text:span>database to store data in</text:p>
      <text:p text:style-name="P3"><text:span text:style-name="T4">3</text:span>.2: encrypt <text:span text:style-name="T3">sensitive information </text:span>by hashing it ensure security</text:p>
      <text:p text:style-name="P3"><text:span text:style-name="T4">3</text:span>.<text:span text:style-name="T4">3</text:span>: must be able to connect and get information from the database </text:p>
      <text:p text:style-name="P3"><text:span text:style-name="T4">3.4</text:span>: must not be able to access booking and log out pages when not logged in </text:p>
      <text:p text:style-name="P3"><text:span text:style-name="T4">3.5</text:span>: must not be able to access log in or register when already logged in</text:p>
      <text:p text:style-name="P3"><text:span text:style-name="T4">3.6</text:span>: must not allow two users to have the same email or username <text:span text:style-name="T3">to stop mix up of information and acconts </text:span></text:p>
      <text:p text:style-name="P3"><text:span text:style-name="T4">3.7</text:span>: <text:span text:style-name="T2">error handeling must be done correctly so the code is robust</text:span></text:p>
      <text:p text:style-name="P4">3.8: colour scheem should be chosen to be accessible essply for buttons and navigation </text:p>
      <text:p text:style-name="P4"><text:soft-page-break/>3.9: information and writing must be simple and clear so its easy to read </text:p>
      <text:p text:style-name="P5"/>
      <text:p text:style-name="P6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20:01:37.489583000</meta:creation-date>
    <dc:date>2025-11-07T11:33:42.795863800</dc:date>
    <meta:editing-duration>PT3M28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43" meta:word-count="437" meta:character-count="2363" meta:non-whitespace-character-count="1946"/>
  </office:meta>
</office:document-meta>
</file>